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Time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95de" officeooo:paragraph-rsid="001e95d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95de" officeooo:paragraph-rsid="001e95de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95de" officeooo:paragraph-rsid="0020f71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20f718" officeooo:paragraph-rsid="0020f718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f718" officeooo:paragraph-rsid="0020f718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53fe0" officeooo:paragraph-rsid="00253fe0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5de" officeooo:paragraph-rsid="001e95d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5de" officeooo:paragraph-rsid="001e95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53fe0" officeooo:paragraph-rsid="00253fe0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907bf"/>
    </style:style>
    <style:style style:name="P11" style:family="paragraph" style:parent-style-name="Standard">
      <style:paragraph-properties fo:text-align="start" style:justify-single-word="false"/>
      <style:text-properties officeooo:paragraph-rsid="00299a2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2907bf" officeooo:paragraph-rsid="002907bf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2907bf" officeooo:paragraph-rsid="00299a2d" style:font-style-asian="normal" style:font-style-complex="normal"/>
    </style:style>
    <style:style style:name="T1" style:family="text">
      <style:text-properties officeooo:rsid="0020f718"/>
    </style:style>
    <style:style style:name="T2" style:family="text">
      <style:text-properties style:text-underline-style="none" officeooo:rsid="0020f718"/>
    </style:style>
    <style:style style:name="T3" style:family="text">
      <style:text-properties officeooo:rsid="00253fe0"/>
    </style:style>
    <style:style style:name="T4" style:family="text">
      <style:text-properties officeooo:rsid="002729f7"/>
    </style:style>
    <style:style style:name="T5" style:family="text">
      <style:text-properties officeooo:rsid="002907bf"/>
    </style:style>
    <style:style style:name="T6" style:family="text">
      <style:text-properties fo:font-variant="normal" fo:text-transform="none" fo:color="#000000" fo:font-size="13pt" fo:letter-spacing="normal" style:text-underline-style="solid" style:text-underline-width="auto" style:text-underline-color="font-color" fo:font-weight="normal" style:font-size-asian="11.3500003814697pt" style:font-weight-asian="normal" style:font-name-complex="Arial" style:font-size-complex="13pt" style:font-style-complex="normal" style:font-weight-complex="normal"/>
    </style:style>
    <style:style style:name="T7" style:family="text">
      <style:text-properties fo:font-variant="normal" fo:text-transform="none" fo:color="#000000" fo:font-size="13pt" fo:letter-spacing="normal" style:text-underline-style="solid" style:text-underline-width="auto" style:text-underline-color="font-color" fo:font-weight="normal" officeooo:rsid="002907bf" style:font-size-asian="11.3500003814697pt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000000" fo:font-size="13pt" fo:letter-spacing="normal" style:text-underline-style="solid" style:text-underline-width="auto" style:text-underline-color="font-color" fo:font-weight="normal" officeooo:rsid="0020f718" style:font-size-asian="11.3500003814697pt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000000" fo:font-size="13pt" fo:letter-spacing="normal" style:text-underline-style="solid" style:text-underline-width="auto" style:text-underline-color="font-color" fo:font-weight="normal" style:font-size-asian="11.3500003814697pt" style:font-weight-asian="normal" style:font-name-complex="Arial" style:font-size-complex="13pt" style:font-weight-complex="normal"/>
    </style:style>
    <style:style style:name="T10" style:family="text">
      <style:text-properties fo:font-variant="normal" fo:text-transform="none" fo:color="#000000" fo:font-size="13pt" fo:letter-spacing="normal" style:text-underline-style="solid" style:text-underline-width="auto" style:text-underline-color="font-color" fo:font-weight="normal" officeooo:rsid="0020f718" style:font-size-asian="11.3500003814697pt" style:font-weight-asian="normal" style:font-name-complex="Arial" style:font-size-complex="13pt" style:font-weight-complex="normal"/>
    </style:style>
    <style:style style:name="T11" style:family="text">
      <style:text-properties fo:font-variant="normal" fo:text-transform="none" fo:color="#000000" fo:font-size="13pt" fo:letter-spacing="normal" style:text-underline-style="none" fo:font-weight="normal" style:font-size-asian="11.3500003814697pt" style:font-weight-asian="normal" style:font-name-complex="Arial" style:font-size-complex="13pt" style:font-style-complex="normal" style:font-weight-complex="normal"/>
    </style:style>
    <style:style style:name="T12" style:family="text">
      <style:text-properties fo:font-variant="normal" fo:text-transform="none" fo:color="#000000" fo:font-size="13pt" fo:letter-spacing="normal" style:text-underline-style="none" fo:font-weight="normal" style:font-size-asian="11.3500003814697pt" style:font-weight-asian="normal" style:font-name-complex="Arial" style:font-size-complex="13pt" style:font-weight-complex="normal"/>
    </style:style>
    <style:style style:name="T13" style:family="text">
      <style:text-properties fo:font-variant="normal" fo:text-transform="none" fo:color="#000000" fo:font-size="13pt" fo:letter-spacing="normal" fo:font-weight="normal" style:font-size-asian="11.3500003814697pt" style:font-weight-asian="normal" style:font-name-complex="Arial" style:font-size-complex="13pt" style:font-weight-complex="normal"/>
    </style:style>
    <style:style style:name="T14" style:family="text">
      <style:text-properties fo:font-variant="normal" fo:text-transform="none" fo:color="#000000" fo:font-size="13pt" fo:letter-spacing="normal" fo:font-weight="normal" officeooo:rsid="0020f718" style:font-size-asian="11.3500003814697pt" style:font-weight-asian="normal" style:font-name-complex="Arial" style:font-size-complex="13pt" style:font-weight-complex="normal"/>
    </style:style>
    <style:style style:name="T15" style:family="text">
      <style:text-properties fo:font-variant="normal" fo:text-transform="none" fo:color="#000000" fo:font-size="13pt" fo:letter-spacing="normal" fo:font-weight="normal" officeooo:rsid="00299a2d" style:font-size-asian="11.3500003814697pt" style:font-weight-asian="normal" style:font-name-complex="Arial" style:font-size-complex="13pt" style:font-weight-complex="normal"/>
    </style:style>
    <style:style style:name="T16" style:family="text">
      <style:text-properties fo:font-variant="normal" fo:text-transform="none" fo:color="#000000" fo:font-size="13pt" fo:letter-spacing="normal" fo:font-style="normal" style:text-underline-style="solid" style:text-underline-width="auto" style:text-underline-color="font-color" fo:font-weight="normal" officeooo:rsid="00299a2d" style:font-size-asian="11.3500003814697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fo:font-variant="normal" fo:text-transform="none" fo:color="#000000" fo:font-size="13pt" fo:letter-spacing="normal" fo:font-style="normal" style:text-underline-style="solid" style:text-underline-width="auto" style:text-underline-color="font-color" fo:font-weight="normal" officeooo:rsid="0020f718" style:font-size-asian="11.3500003814697pt" style:font-style-asian="normal" style:font-weight-asian="normal" style:font-name-complex="Arial" style:font-size-complex="13pt" style:font-style-complex="normal" style:font-weight-complex="normal"/>
    </style:style>
    <style:style style:name="T18" style:family="text">
      <style:text-properties fo:font-variant="normal" fo:text-transform="none" fo:color="#000080" fo:font-size="13pt" fo:letter-spacing="normal" fo:font-weight="normal" style:font-size-asian="11.3500003814697pt" style:font-weight-asian="normal" style:font-name-complex="Arial" style:font-size-complex="13pt" style:font-weight-complex="normal"/>
    </style:style>
    <style:style style:name="T19" style:family="text">
      <style:text-properties fo:font-variant="normal" fo:text-transform="none" fo:color="#000080" fo:font-size="13pt" fo:letter-spacing="normal" fo:font-weight="normal" officeooo:rsid="00299a2d" style:font-size-asian="11.3500003814697pt" style:font-weight-asian="normal" style:font-name-complex="Arial" style:font-size-complex="13pt" style:font-weight-complex="normal"/>
    </style:style>
    <style:style style:name="T20" style:family="text">
      <style:text-properties fo:font-variant="normal" fo:text-transform="none" fo:font-size="13pt" fo:letter-spacing="normal" fo:font-weight="normal" style:font-size-asian="11.3500003814697pt" style:font-weight-asian="normal" style:font-name-complex="Arial" style:font-size-complex="13pt" style:font-weight-complex="normal"/>
    </style:style>
    <style:style style:name="T21" style:family="text">
      <style:text-properties fo:font-variant="normal" fo:text-transform="none" fo:font-size="13pt" fo:letter-spacing="normal" fo:font-weight="normal" officeooo:rsid="00299a2d" style:font-size-asian="11.3500003814697pt" style:font-weight-asian="normal" style:font-name-complex="Arial" style:font-size-complex="13pt" style:font-weight-complex="normal"/>
    </style:style>
    <style:style style:name="T22" style:family="text">
      <style:text-properties fo:font-variant="normal" fo:text-transform="none" fo:color="#3465a4" fo:font-size="13pt" fo:letter-spacing="normal" fo:font-weight="normal" style:font-size-asian="11.3500003814697pt" style:font-weight-asian="normal" style:font-name-complex="Arial" style:font-size-complex="13pt" style:font-weight-complex="normal"/>
    </style:style>
    <style:style style:name="T23" style:family="text">
      <style:text-properties fo:font-variant="normal" fo:text-transform="none" fo:color="#3465a4" fo:font-size="13pt" fo:letter-spacing="normal" fo:font-weight="normal" officeooo:rsid="00299a2d" style:font-size-asian="11.3500003814697pt" style:font-weight-asian="normal" style:font-name-complex="Arial" style:font-size-complex="13pt" style:font-weight-complex="normal"/>
    </style:style>
    <style:style style:name="T24" style:family="text">
      <style:text-properties officeooo:rsid="00299a2d"/>
    </style:style>
    <style:style style:name="T25" style:family="text">
      <style:text-properties officeooo:rsid="002b0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<text:span text:style-name="T25">GRAPHIE</text:span></text:p>
      <text:p text:style-name="P1"/>
      <text:p text:style-name="P2"/>
      <text:p text:style-name="P2">Machine Learning :</text:p>
      <text:p text:style-name="P2"/>
      <text:p text:style-name="P7"><text:a xlink:type="simple" xlink:href="https://www.lebigdata.fr/machine-learning-et-big-data" text:style-name="Internet_20_link" text:visited-style-name="Visited_20_Internet_20_Link">https://www.lebigdata.fr/machine-learning-et-big-data</text:a></text:p>
      <text:p text:style-name="P2"/>
      <text:p text:style-name="P2">Techniques de ML :</text:p>
      <text:p text:style-name="P7"/>
      <text:p text:style-name="P7"><text:a xlink:type="simple" xlink:href="https://fr.wikipedia.org/wiki/Machine_à_vecteurs_de_support" text:style-name="Internet_20_link" text:visited-style-name="Visited_20_Internet_20_Link">https://fr.wikipedia.org/wiki/Machine_%C3%A0_vecteurs_de_support</text:a></text:p>
      <text:p text:style-name="P7"><text:a xlink:type="simple" xlink:href="https://machinelearningmastery.com/one-vs-rest-and-one-vs-one-for-multi-class-classification/" text:style-name="Internet_20_link" text:visited-style-name="Visited_20_Internet_20_Link">https://machinelearningmastery.com/one-vs-rest-and-one-vs-one-for-multi-class-classification/</text:a></text:p>
      <text:p text:style-name="P7"><text:a xlink:type="simple" xlink:href="https://fr.wikipedia.org/wiki/Astuce_du_noyau" text:style-name="Internet_20_link" text:visited-style-name="Visited_20_Internet_20_Link">https://fr.wikipedia.org/wiki/Astuce_du_noyau</text:a></text:p>
      <text:p text:style-name="P7"><text:a xlink:type="simple" xlink:href="https://fr.wikipedia.org/wiki/Méthode_des_k_plus_proches_voisins" text:style-name="Internet_20_link" text:visited-style-name="Visited_20_Internet_20_Link">https://fr.wikipedia.org/wiki/M%C3%A9thode_des_k_plus_proches_voisins</text:a></text:p>
      <text:p text:style-name="P7"><text:a xlink:type="simple" xlink:href="https://fr.wikipedia.org/wiki/Arbre_de_décision_(apprentissage" text:style-name="Internet_20_link" text:visited-style-name="Visited_20_Internet_20_Link">https://fr.wikipedia.org/wiki/Arbre_de_d%C3%A9cision_(apprentissage</text:a>)</text:p>
      <text:p text:style-name="P7"><text:a xlink:type="simple" xlink:href="https://fr.wikipedia.org/wiki/Classification_naïve_bayésienne" text:style-name="Internet_20_link" text:visited-style-name="Visited_20_Internet_20_Link">https://fr.wikipedia.org/wiki/Classification_na%C3%AFve_bay%C3%A9sienne</text:a></text:p>
      <text:p text:style-name="P7"/>
      <text:p text:style-name="P7"><text:a xlink:type="simple" xlink:href="http://www-personal.umich.edu/~aniketde/processed_md/Stats608_Aniketde.pdf" text:style-name="Internet_20_link" text:visited-style-name="Visited_20_Internet_20_Link">http://www-personal.umich.edu/~aniketde/processed_md/Stats608_Aniketde.pdf</text:a></text:p>
      <text:p text:style-name="P7"><text:a xlink:type="simple" xlink:href="http://www-soc.lip6.fr/~lacas/Publications/CORESA12.pdf" text:style-name="Internet_20_link" text:visited-style-name="Visited_20_Internet_20_Link">http://www-soc.lip6.fr/~lacas/Publications/CORESA12.pdf</text:a></text:p>
      <text:p text:style-name="P7"><text:a xlink:type="simple" xlink:href="https://www.lri.fr/~antoine/Courses/Master-ISI/chap-14-svm.pdf" text:style-name="Internet_20_link" text:visited-style-name="Visited_20_Internet_20_Link">https://www.lri.fr/~antoine/Courses/Master-ISI/chap-14-svm.pdf</text:a></text:p>
      <text:p text:style-name="P7"><text:a xlink:type="simple" xlink:href="http://di.univ-blida.dz:8080/jspui/bitstream/123456789/5374/1/Moussa%20Ikram" text:style-name="Internet_20_link" text:visited-style-name="Visited_20_Internet_20_Link">http://di.univ-blida.dz:8080/jspui/bitstream/123456789/5374/1/Moussa%20Ikram</text:a><text:a xlink:type="simple" xlink:href="http://di.univ-blida.dz:8080/jspui/bitstream/123456789/5374/1/Moussa%20Ikram%20%28Application%20De%20L’apprentissage%20Machine%20Pour%20La%20Reconnaissance%20Des%20Activités%20Humaines.pdf" text:style-name="Internet_20_link" text:visited-style-name="Visited_20_Internet_20_Link">%20%28Application%20De%20L%E2%80%99apprentissage%20Machine%20Pour%20La%20Reconnaissance%20Des%20Activit%C3%A9s%20Humaines.pdf</text:a></text:p>
      <text:p text:style-name="P7"/>
      <text:p text:style-name="P2"/>
      <text:p text:style-name="P2">Datasets :</text:p>
      <text:p text:style-name="P2"/>
      <text:p text:style-name="P7"><text:span text:style-name="T4">(</text:span><text:span text:style-name="T1">PAS UTILISÉ:</text:span><text:a xlink:type="simple" xlink:href="https://www.mathworks.com/matlabcentral/mlc-downloads/downloads/submissions/50232/versions/9/previews/MachineLearningMadeEasy_FEX/HumanActivity/html/Human_Activity_Learning.html" text:style-name="Internet_20_link" text:visited-style-name="Visited_20_Internet_20_Link">https://www.mathworks.com/matlabcentral/mlc-downloads/downloads/submissions/50232/versions/9/previews/MachineLearningMadeEasy_FEX/HumanActivity/html/Human_Activity_Learning.html</text:a> <text:span text:style-name="T4">)</text:span></text:p>
      <text:p text:style-name="P7"><text:a xlink:type="simple" xlink:href="https://www.10h11.com/en/getting-cleaning-data-human-activity-recognition-2/" text:style-name="Internet_20_link" text:visited-style-name="Visited_20_Internet_20_Link">h</text:a><text:a xlink:type="simple" xlink:href="https://www.10h11.com/en/getting-cleaning-data-human-activity-recognition-2/" text:style-name="Internet_20_link" text:visited-style-name="Visited_20_Internet_20_Link">ttps://www.10h11.com/en/getting-cleaning-data-human-activity-recognition-2/</text:a></text:p>
      <text:p text:style-name="P7"/>
      <text:p text:style-name="P3"><text:span text:style-name="T1">Coder en C</text:span> :</text:p>
      <text:p text:style-name="P3"/>
      <text:p text:style-name="P3"><text:span text:style-name="T2">(chapitres 1&amp;2) </text:span><text:a xlink:type="simple" xlink:href="https://openclassrooms.com/fr/courses/19980-apprenez-a-programmer-en-c" text:style-name="Internet_20_link" text:visited-style-name="Visited_20_Internet_20_Link">https://openclassrooms.com/fr/courses/19980-apprenez-a-programmer-en-c</text:a></text:p>
      <text:p text:style-name="P3"/>
      <text:p text:style-name="P4">Carte Arduino Nano 33BLE :</text:p>
      <text:p text:style-name="P4"/>
      <text:p text:style-name="P5"><text:a xlink:type="simple" xlink:href="https://content.arduino.cc/assets/Pinout-NANOble_latest.png" text:style-name="Internet_20_link" text:visited-style-name="Visited_20_Internet_20_Link">https://content.arduino.cc/assets/Pinout-NANOble_latest.png</text:a></text:p>
      <text:p text:style-name="P4"/>
      <text:p text:style-name="P4">Coder sur Arduino :</text:p>
      <text:p text:style-name="P4"/>
      <text:p text:style-name="P5">(créer un programme) <text:a xlink:type="simple" xlink:href="https://tropratik.fr/premier-programme-arduino" text:style-name="Internet_20_link" text:visited-style-name="Visited_20_Internet_20_Link">https://tropratik.fr/premier-programme-arduino</text:a></text:p>
      <text:p text:style-name="P5">(utiliser l’accéléromètre) <text:a xlink:type="simple" xlink:href="https://maker.pro/arduino/tutorial/how-to-use-the-arduino-nano-33-bles-built-in-imu" text:style-name="Internet_20_link" text:visited-style-name="Visited_20_Internet_20_Link">https://maker.pro/arduino/tutorial/how-to-use-the-arduino-nano-33-bles-built-in-imu</text:a></text:p>
      <text:p text:style-name="P5">(utiliser le bluetooth<text:span text:style-name="T3">) </text:span><text:a xlink:type="simple" xlink:href="https://ladvien.com/arduino-nano-33-bluetooth-low-energy-setup/#code" text:style-name="Internet_20_link" text:visited-style-name="Visited_20_Internet_20_Link">https://ladvien.com/arduino-nano-33-bluetooth-low-energy-setup/#code</text:a></text:p>
      <text:p text:style-name="P6">(exemple de code bluetooth) <text:a xlink:type="simple" xlink:href="https://github.com/arduino-libraries/ArduinoBLE/blob/master/examples/Peripheral/BatteryMonitor/BatteryMonitor.ino" text:style-name="Internet_20_link" text:visited-style-name="Visited_20_Internet_20_Link">https://github.com/arduino-libraries/ArduinoBLE/blob/master/examples/Peripheral/BatteryMonitor/BatteryMonitor.ino</text:a></text:p>
      <text:p text:style-name="P6"/>
      <text:p text:style-name="P6"><text:soft-page-break/></text:p>
      <text:p text:style-name="P10"><text:span text:style-name="T7">Utiliser la librairie NanoEdgeAI</text:span><text:span text:style-name="T8"> :</text:span></text:p>
      <text:p text:style-name="P10"><text:span text:style-name="T8"/></text:p>
      <text:p text:style-name="P12"><text:span text:style-name="T14">(</text:span><text:span text:style-name="T13">utilisation d’une librairie sur Arduino) </text:span><text:a xlink:type="simple" xlink:href="https://cartesiam-neai-docs.readthedocs-hosted.com/tutorials/vib_arduino/vib_arduino.html" text:style-name="Internet_20_link" text:visited-style-name="Visited_20_Internet_20_Link"><text:span text:style-name="T18">https://c</text:span></text:a><text:a xlink:type="simple" xlink:href="https://cartesiam-neai-docs.readthedocs-hosted.com/tutorials/vib_arduino/vib_arduino.html" text:style-name="Internet_20_link" text:visited-style-name="Visited_20_Internet_20_Link"><text:span text:style-name="T18">a</text:span></text:a><text:a xlink:type="simple" xlink:href="https://cartesiam-neai-docs.readthedocs-hosted.com/tutorials/vib_arduino/vib_arduino.html" text:style-name="Internet_20_link" text:visited-style-name="Visited_20_Internet_20_Link"><text:span text:style-name="T18">rtesiam-neai-docs.readthedocs-hosted.com/tutorials/vib_arduino/vib_arduino.html</text:span></text:a></text:p>
      <text:p text:style-name="P12"><text:span text:style-name="T13">(utilisation de la méthode de classification du studio) </text:span><text:a xlink:type="simple" xlink:href="https://cartesiam-neai-docs.readthedocs-hosted.com/library/class_library.html" text:style-name="Internet_20_link" text:visited-style-name="Visited_20_Internet_20_Link"><text:span text:style-name="T18">https://cartesiam-neai-docs.readthedocs-hosted.com/library/class_library.html</text:span></text:a></text:p>
      <text:p text:style-name="P12"><text:span text:style-name="T13"/></text:p>
      <text:p text:style-name="P12"><text:span text:style-name="T13"/></text:p>
      <text:p text:style-name="P11"><text:span text:style-name="T16">Créer un UUID</text:span><text:span text:style-name="T17"> :</text:span></text:p>
      <text:p text:style-name="P13"><text:span text:style-name="T10"/></text:p>
      <text:p text:style-name="P12"><text:a xlink:type="simple" xlink:href="https://sebastienguillon.com/test/javascript/convertisseur.html" text:style-name="Internet_20_link" text:visited-style-name="Visited_20_Internet_20_Link"><text:span text:style-name="T18">https://sebastienguillon.com/test/javascript/convertisseur.ht</text:span></text:a><text:a xlink:type="simple" xlink:href="https://sebastienguillon.com/test/javascript/convertisseur.html" text:style-name="Internet_20_link" text:visited-style-name="Visited_20_Internet_20_Link"><text:span text:style-name="T19">ml</text:span></text:a></text:p>
      <text:p text:style-name="P12"><text:span text:style-name="T13"/></text:p>
      <text:p text:style-name="P12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Time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45.428985834</meta:creation-date>
    <dc:date>2020-12-04T15:20:36.006200255</dc:date>
    <meta:editing-duration>P1DT5H34M40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2" meta:paragraph-count="31" meta:word-count="83" meta:character-count="2170" meta:non-whitespace-character-count="2118"/>
  </office:meta>
</office:document-meta>
</file>